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347cm" fo:min-width="20.099cm"/>
    </style:style>
    <style:style style:name="gr2" style:family="graphic" style:parent-style-name="standard">
      <style:graphic-properties draw:textarea-horizontal-align="justify" draw:textarea-vertical-align="middle" draw:auto-grow-height="false" fo:min-height="3.35cm" fo:min-width="7.5cm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1.35cm" fo:min-width="6.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6" style:family="graphic" style:parent-style-name="standard">
      <style:graphic-properties draw:textarea-horizontal-align="justify" draw:textarea-vertical-align="middle" draw:auto-grow-height="false" fo:min-height="1.164cm" fo:min-width="0.795cm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0.135cm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9" style:family="graphic" style:parent-style-name="standard">
      <style:graphic-properties draw:fill="solid" draw:fill-color="#cccccc" draw:textarea-horizontal-align="justify" draw:textarea-vertical-align="middle" draw:auto-grow-height="false" fo:min-height="0.199cm" fo:min-width="0cm"/>
    </style:style>
    <style:style style:name="gr10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.639cm" fo:min-width="0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ed1c24" draw:textarea-horizontal-align="justify" draw:textarea-vertical-align="middle" draw:auto-grow-height="false" fo:min-height="0.104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874cm" fo:min-width="0.624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1.278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solid" draw:fill-color="#cccccc"/>
      <style:paragraph-properties fo:text-align="center"/>
    </style:style>
    <style:style style:name="P4" style:family="paragraph">
      <loext:graphic-properties draw:fill="solid" draw:fill-color="#ed1c2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0.599cm" svg:height="4.597cm" svg:x="1.002cm" svg:y="1.001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8cm" svg:height="3.6cm" svg:x="1.554cm" svg:y="1.4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6.6cm" svg:height="1.6cm" svg:x="2.254cm" svg:y="2.491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001cm" svg:height="0.001cm" svg:x="16.368cm" svg:y="13.1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0.599cm" svg:height="4.597cm" svg:x="1.002cm" svg:y="6.08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2cm" svg:height="2cm" svg:x="2.524cm" svg:y="7.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6cm" svg:height="0.06cm" svg:x="3.494cm" svg:y="8.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5.826cm" svg:y="7.3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6.796cm" svg:y="8.3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5" draw:text-style-name="P1" draw:layer="measurelines" svg:width="2cm" svg:height="2cm" svg:x="9.128cm" svg:y="7.38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6cm" svg:height="0.06cm" svg:x="10.098cm" svg:y="8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" draw:layer="measurelines" svg:width="1.829cm" svg:height="2cm" svg:x="12.43cm" svg:y="7.3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55cm" svg:height="0.06cm" svg:x="13.317cm" svg:y="8.3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" draw:text-style-name="P1" draw:layer="measurelines" svg:width="0.635cm" svg:height="1.27cm" svg:x="10.517cm" svg:y="3.79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8" draw:text-style-name="P1" draw:layer="measurelines" svg:width="1.27cm" svg:height="1.27cm" svg:x="10.196cm" svg:y="3.7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svg:x="10.818cm" svg:y="4.4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9" draw:text-style-name="P3" draw:layer="measurelines" svg:width="0.635cm" svg:height="0.635cm" svg:x="10.511cm" svg:y="4.10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3" draw:layer="measurelines" svg:width="0.019cm" svg:height="0.019cm" svg:x="10.822cm" svg:y="4.41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1" draw:text-style-name="P3" draw:layer="measurelines" svg:width="0.254cm" svg:height="0.889cm" svg:x="10.704cm" svg:y="3.667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8" draw:text-style-name="P1" draw:layer="measurelines" svg:width="1.27cm" svg:height="1.27cm" draw:transform="rotate (1.5707963267949) translate (10.196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0.818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0.509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0.82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1.974cm 3.03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2.596cm 2.4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287cm 2.717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2.598cm 2.406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1.975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2.597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2.288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2.599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7.30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7.93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7.621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7.932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5.53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6.15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5.84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6.15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8" draw:text-style-name="P1" draw:layer="measurelines" svg:width="1.27cm" svg:height="1.27cm" draw:transform="rotate (1.5707963267949) translate (19.08cm 5.064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measurelines" svg:width="0.038cm" svg:height="0.038cm" draw:transform="rotate (1.5707963267949) translate (19.702cm 4.442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measurelines" svg:width="0.635cm" svg:height="0.635cm" draw:transform="rotate (1.5707963267949) translate (19.393cm 4.74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measurelines" svg:width="0.019cm" svg:height="0.019cm" draw:transform="rotate (1.5707963267949) translate (19.704cm 4.43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measurelines" svg:width="0.5cm" svg:height="0.5cm" svg:x="15.892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measurelines" svg:width="0.5cm" svg:height="0.5cm" svg:x="17.67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measurelines" svg:width="0.5cm" svg:height="0.5cm" svg:x="19.442cm" svg:y="2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measurelines" svg:width="1.588cm" svg:height="1.588cm" svg:x="18.553cm" svg:y="8.4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measurelines" svg:width="0.048cm" svg:height="0.048cm" svg:x="19.323cm" svg:y="9.2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" draw:text-style-name="P1" draw:layer="measurelines" svg:width="1.778cm" svg:height="1.016cm" svg:x="18.526cm" svg:y="6.715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27cm" svg:height="1.27cm" draw:transform="rotate (1.5707963267949) translate (13.752cm 5.06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" draw:layer="layout" svg:width="0.038cm" svg:height="0.038cm" draw:transform="rotate (1.5707963267949) translate (14.374cm 4.44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12" draw:text-style-name="P2" draw:layer="layout" svg:width="0.635cm" svg:height="0.635cm" draw:transform="rotate (1.5707963267949) translate (14.065cm 4.75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2" draw:layer="layout" svg:width="0.019cm" svg:height="0.019cm" draw:transform="rotate (1.5707963267949) translate (14.376cm 4.4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4" draw:text-style-name="P4" draw:layer="layout" svg:width="0.5cm" svg:height="0.5cm" svg:x="14.114cm" svg:y="2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5" draw:text-style-name="P1" draw:layer="layout" svg:width="1.588cm" svg:height="1.588cm" svg:x="15.63cm" svg:y="6.6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48cm" svg:height="0.048cm" svg:x="16.4cm" svg:y="7.3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15" draw:text-style-name="P1" draw:layer="layout" svg:width="1.588cm" svg:height="1.588cm" svg:x="15.631cm" svg:y="8.5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048cm" svg:height="0.048cm" svg:x="16.401cm" svg:y="9.27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28T13:13:49.642875600</meta:creation-date>
    <dc:date>2022-04-06T06:56:49.795644527</dc:date>
    <meta:editing-duration>P45DT14H5M41S</meta:editing-duration>
    <meta:editing-cycles>77</meta:editing-cycles>
    <meta:generator>LibreOffice/6.4.7.2$Linux_X86_64 LibreOffice_project/40$Build-2</meta:generator>
    <dc:creator>Rob French</dc:creator>
    <meta:document-statistic meta:object-count="90"/>
  </office:meta>
</office:document-meta>
</file>